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894386992260743152"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7455741536269703533"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247437714607527296"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129300410570933760"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688694291067450403"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4146825672550924413"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2556168"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270521256167416689"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678522176094527505"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5172439080771727576"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7105952273175817559"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66926378979269201"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849671971383347299"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1011419442623137583"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407245757791582282"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7304654880553742357"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5386828220422740743" text:style-name="L16">
        <text:list-item>
          <text:p text:style-name="P29">Implement deploy mage button DONE</text:p>
        </text:list-item>
      </text:list>
      <text:p text:style-name="P1">Implement Ranger Class</text:p>
      <text:list xml:id="list2200228428668716034"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5383128897474449967"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72276706857541481" text:style-name="L19">
        <text:list-item>
          <text:p text:style-name="P32">single target damage effect </text:p>
        </text:list-item>
        <text:list-item>
          <text:p text:style-name="P32">aoe damage effect DONE</text:p>
        </text:list-item>
      </text:list>
      <text:p text:style-name="P1">Fix knockdown/standup on defenders DONE</text:p>
      <text:list xml:id="list785774123503342283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1691068745955418548"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592356604025880132"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382024801313421288"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467808212769853263"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104142998073649457"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3065293596591635105"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7388230128153563475"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5153588229422679831"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4670503696019808054" text:style-name="L29">
        <text:list-item>
          <text:p text:style-name="P42">Clean up UI</text:p>
          <text:list>
            <text:list-item>
              <text:p text:style-name="P42">Replace all text components with tmpro</text:p>
            </text:list-item>
          </text:list>
        </text:list-item>
      </text:list>
      <text:list xml:id="list1768559058196726961"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1004781760325498956"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8835844588036357447"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204799365314905671" text:style-name="L33">
        <text:list-item>
          <text:p text:style-name="P46">Fix level load/tile issues DONE</text:p>
          <text:list>
            <text:list-item>
              <text:p text:style-name="P46">defenders and enemies shouldn't be placed on occupied tiles</text:p>
            </text:list-item>
          </text:list>
        </text:list-item>
      </text:list>
      <text:list xml:id="list1226997649895274786"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156450888653196673"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1777119717545514320"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6671531952887943124"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8447899716095662736"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920334181669404964"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4390445226238735140"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8120334017811033978"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2557094" text:continue-list="list4390445226238735140"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8942960511175299829"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971175574639189604"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550527367124960975"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2979466497844211342"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3424577378752782971"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622425071691000312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151870277785049881"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6632585806363948048"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2034278581804702314"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6794358211099023602"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7793340023731431361"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4931438734114906329"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4183953018226703927"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7">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3496041117086204811"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822751504008666649"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6485597710441814799"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1015083428837832480"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2566122" text:continue-list="list822751504008666649"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2224909993412162123"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3444131093730669847"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8430578666703113689"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6908782312661657864" text:style-name="L62">
        <text:list-item>
          <text:p text:style-name="P218">Rest site event</text:p>
          <text:list>
            <text:list-item>
              <text:p text:style-name="P218">Add/test all characters heal 30% option DONE</text:p>
            </text:list-item>
            <text:list-item>
              <text:p text:style-name="P218">One character levels up option DONE</text:p>
            </text:list-item>
          </text:list>
        </text:list-item>
      </text:list>
      <text:list xml:id="list2924821714013536974" text:style-name="L63">
        <text:list-item>
          <text:p text:style-name="P219">Xp/level up system</text:p>
          <text:list>
            <text:list-item>
              <text:p text:style-name="P219">Add level/xp properties to defenders/character data DONE</text:p>
            </text:list-item>
            <text:list-item>
              <text:p text:style-name="P219">Add level up/xp UI to character data panel DONE</text:p>
            </text:list-item>
            <text:list-item>
              <text:p text:style-name="P219">Modify character data to hold info on what abilities a character knows. DONE</text:p>
            </text:list-item>
            <text:list-item>
              <text:p text:style-name="P219"><text:soft-page-break/>Implement ability trees in character panel DONE</text:p>
            </text:list-item>
          </text:list>
        </text:list-item>
      </text:list>
      <text:list xml:id="list3915561147006523149" text:style-name="L64">
        <text:list-item>
          <text:p text:style-name="P220">Implement/test characters learn new abilities from talent tree DONE</text:p>
        </text:list-item>
        <text:list-item>
          <text:p text:style-name="P220">Design 8 ability trees with 2 abilities/passives in each tree DONE</text:p>
        </text:list-item>
        <text:list-item>
          <text:p text:style-name="P220">Implement above trees + abilities</text:p>
          <text:list>
            <text:list-item>
              <text:p text:style-name="P220">Rogue DONE</text:p>
            </text:list-item>
            <text:list-item>
              <text:p text:style-name="P220">Priest</text:p>
            </text:list-item>
            <text:list-item>
              <text:p text:style-name="P220">Mage</text:p>
            </text:list-item>
            <text:list-item>
              <text:p text:style-name="P220">Warrior DONE</text:p>
            </text:list-item>
          </text:list>
        </text:list-item>
      </text:list>
      <text:p text:style-name="P1"/>
      <text:p text:style-name="P5">Sprint 21 (completed 19/8/19)</text:p>
      <text:list xml:id="list867221307845569816" text:style-name="L65">
        <text:list-item>
          <text:p text:style-name="P221">Implement 'Block' ability for defenders</text:p>
        </text:list-item>
        <text:list-item>
          <text:p text:style-name="P221">Item System Overhaul</text:p>
          <text:list>
            <text:list-item>
              <text:p text:style-name="P221">implement item rarity DONE</text:p>
            </text:list-item>
            <text:list-item>
              <text:p text:style-name="P221">implement item SO script DONE</text:p>
            </text:list-item>
            <text:list-item>
              <text:p text:style-name="P221">Redesign old items/ create at least 15 items list DONE</text:p>
            </text:list-item>
            <text:list-item>
              <text:p text:style-name="P221">implement new items DONE (implement 'rune' buff later)</text:p>
            </text:list-item>
            <text:list-item>
              <text:p text:style-name="P221">implement probablity/chance logic for receiving rare/epic items DONE</text:p>
            </text:list-item>
          </text:list>
        </text:list-item>
      </text:list>
      <text:p text:style-name="P5">Sprint 22 (completed 20/8/19)</text:p>
      <text:list xml:id="list3806124114686638599" text:style-name="L66">
        <text:list-item>
          <text:p text:style-name="P222">Implement Shop Encounter</text:p>
          <text:list>
            <text:list-item>
              <text:p text:style-name="P222">design/implement UI lay out DONE</text:p>
            </text:list-item>
            <text:list-item>
              <text:p text:style-name="P222">item slots class DONE</text:p>
            </text:list-item>
            <text:list-item>
              <text:p text:style-name="P222">add item to inventory logic DONE</text:p>
            </text:list-item>
            <text:list-item>
              <text:p text:style-name="P222">shop event finish logic working DONE</text:p>
            </text:list-item>
            <text:list-item>
              <text:p text:style-name="P222">add shop 'conitinue' button (opens world map) DONE</text:p>
            </text:list-item>
          </text:list>
        </text:list-item>
      </text:list>
      <text:p text:style-name="P5">Sprint 23 Artifact (completed 21/8/19)</text:p>
      <text:list xml:id="list1327163841835606813" text:style-name="L67">
        <text:list-item>
          <text:p text:style-name="P223">Implement Artifact system</text:p>
          <text:list>
            <text:list-item>
              <text:p text:style-name="P223">Design/implement atleast 15 relics DONE</text:p>
            </text:list-item>
            <text:list-item>
              <text:p text:style-name="P223">Implement relic reward from combat encounter DONE</text:p>
            </text:list-item>
            <text:list-item>
              <text:p text:style-name="P223">implement relics in shop DONE</text:p>
            </text:list-item>
            <text:list-item>
              <text:p text:style-name="P223"><text:soft-page-break/>cant recieve the same relic twice DONE</text:p>
            </text:list-item>
            <text:list-item>
              <text:p text:style-name="P223">shop doesnt duplicate relics DONE</text:p>
            </text:list-item>
            <text:list-item>
              <text:p text:style-name="P223">no errors caused in shop event if no viable relics are available DONE</text:p>
            </text:list-item>
            <text:list-item>
              <text:p text:style-name="P223">implement artifact mouse over panel DONE</text:p>
              <text:list>
                <text:list-item>
                  <text:p text:style-name="P223">artifact panel view DONE</text:p>
                </text:list-item>
                <text:list-item>
                  <text:p text:style-name="P223">artifact reward button DONE</text:p>
                </text:list-item>
                <text:list-item>
                  <text:p text:style-name="P223">artifact shop purchase button DONE</text:p>
                </text:list-item>
              </text:list>
            </text:list-item>
          </text:list>
        </text:list-item>
      </text:list>
      <text:p text:style-name="P5">Sprint 24 Mystery + Treasure Rooms (completed 22/8/19)</text:p>
      <text:list xml:id="list2252159850114292640" text:style-name="L68">
        <text:list-item>
          <text:p text:style-name="P224">Implement Mystery Room encounter (not mystery events though)</text:p>
        </text:list-item>
        <text:list-item>
          <text:p text:style-name="P224">Implement Treasure room encounter</text:p>
          <text:list>
            <text:list-item>
              <text:p text:style-name="P224">Treasure room encounter type DONE</text:p>
            </text:list-item>
            <text:list-item>
              <text:p text:style-name="P224">world map generates treasure rooms DONE</text:p>
            </text:list-item>
            <text:list-item>
              <text:p text:style-name="P224">treasure box on click creates a loot event/window DONE</text:p>
            </text:list-item>
            <text:list-item>
              <text:p text:style-name="P224">On encounter clicked for treasure room logic</text:p>
              <text:list>
                <text:list-item>
                  <text:p text:style-name="P224">generates a new level DONE</text:p>
                </text:list-item>
                <text:list-item>
                  <text:p text:style-name="P224">places a treasure chest at the centre DONE</text:p>
                </text:list-item>
              </text:list>
            </text:list-item>
          </text:list>
        </text:list-item>
      </text:list>
      <text:p text:style-name="P5">Sprint 25 Elite Encounter (completed 25/8/19)</text:p>
      <text:list xml:id="list5670724204015957260" text:style-name="L69">
        <text:list-item>
          <text:p text:style-name="P225">Design and implement at least 1 sophisticated and interesting elite encounter DONE</text:p>
        </text:list-item>
        <text:list-item>
          <text:p text:style-name="P225">Grim Reaper Working DONE (move to best whirlwind position <text:s/>not working)</text:p>
        </text:list-item>
        <text:list-item>
          <text:p text:style-name="P225">Elite encounter rewards working DONE</text:p>
        </text:list-item>
        <text:list-item>
          <text:p text:style-name="P225">Set up encounter room probability chances DONE</text:p>
        </text:list-item>
      </text:list>
      <text:p text:style-name="P5">Sprint 26: New Characters (warlock not implement, do later) completed 5/9/19</text:p>
      <text:list xml:id="list775280521844057705" text:style-name="L70">
        <text:list-item>
          <text:p text:style-name="P226">Design two new playable classes</text:p>
          <text:list>
            <text:list-item>
              <text:p text:style-name="P226">Shaman abilities design + talent tree DONE</text:p>
            </text:list-item>
            <text:list-item>
              <text:p text:style-name="P226">Shaman Sprites/anims found DONE</text:p>
            </text:list-item>
            <text:list-item>
              <text:p text:style-name="P226">Warlock abilities design + talent tree DONE</text:p>
            </text:list-item>
            <text:list-item>
              <text:p text:style-name="P226">Warlock Sprites/anims found </text:p>
            </text:list-item>
          </text:list>
        </text:list-item>
        <text:list-item>
          <text:p text:style-name="P226">Find sprite sheets/animations</text:p>
        </text:list-item>
        <text:list-item>
          <text:p text:style-name="P226">Create Prefabs DONE</text:p>
        </text:list-item>
        <text:list-item>
          <text:p text:style-name="P226"><text:soft-page-break/>Edit existing scripts (charactbox, character data, PrefabHolder, etc) DONE</text:p>
        </text:list-item>
      </text:list>
      <text:p text:style-name="P5">Sprint 27: Talent Trees rework (completed 6/9/19)</text:p>
      <text:list xml:id="list7679910188344093559"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3890317150079564546"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5382757822355914913" text:style-name="L73">
        <text:list-item>
          <text:p text:style-name="P227">Death Anims</text:p>
        </text:list-item>
        <text:list-item>
          <text:p text:style-name="P227"><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3950854317822246462"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1237190938048678629" text:style-name="L75">
        <text:list-item>
          <text:p text:style-name="P80">create a visuals/tiles/background surronding the tiles DONE</text:p>
          <text:list>
            <text:list-item>
              <text:p text:style-name="P80">could use water tiles to make a BG. DONE</text:p>
            </text:list-item>
          </text:list>
        </text:list-item>
      </text:list>
      <text:list xml:id="list192464222172601709" text:style-name="L76">
        <text:list-item>
          <text:p text:style-name="P241">Implement camera 'look at' whena defender is selected DONE</text:p>
        </text:list-item>
        <text:list-item>
          <text:p text:style-name="P241">Fine tune camera movement properties (zoom speed, damping, dead zone etc) DONE</text:p>
        </text:list-item>
        <text:list-item>
          <text:p text:style-name="P241">Make camera follow enemies during their activation/turn DONE</text:p>
        </text:list-item>
      </text:list>
      <text:p text:style-name="P6"/>
      <text:p text:style-name="P6">Sprint 31: Mass refactoring and clean up (completed 14/9/19, not passive traits)</text:p>
      <text:list xml:id="list6193108020263553996"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6887912422275426348"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6802752058799275244"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7172672809289189612"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98578059466060550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095050691749599386" text:style-name="L82">
        <text:list-item>
          <text:p text:style-name="P86">Refactor UI canvas scripts (world map, roster, etc) DONE</text:p>
          <text:list>
            <text:list-item>
              <text:p text:style-name="P86">create visual parent objects for the static classes DONE</text:p>
            </text:list-item>
          </text:list>
        </text:list-item>
      </text:list>
      <text:list xml:id="list4629534513498076762" text:style-name="L83">
        <text:list-item>
          <text:p text:style-name="P87">Refactor and update enemy scripts/abilities DONE</text:p>
          <text:p text:style-name="P87"/>
        </text:list-item>
      </text:list>
      <text:p text:style-name="P6">Sprint 32: New traits and passives (completed 15/9/19)</text:p>
      <text:list xml:id="list5449783598333512171"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7520689840812783001"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8676188126750635509"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2493328237097309267"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3419429692397166050"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5849348150039958965"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6862451194636431025" text:style-name="L90">
        <text:list-item>
          <text:p text:style-name="P94">New Scripts</text:p>
        </text:list-item>
      </text:list>
      <text:list xml:id="list1617151421306841982"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431419547664416017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1417311294933358629"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160894449961657775" text:style-name="L94">
        <text:list-item>
          <text:p text:style-name="P98">Camoflage</text:p>
        </text:list-item>
      </text:list>
      <text:list xml:id="list1134125616452896007"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7443250888677791090"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4534257587435864013" text:style-name="L97">
        <text:list-item>
          <text:p text:style-name="P101"><text:s/>See notes in design notes document</text:p>
        </text:list-item>
      </text:list>
      <text:p text:style-name="P6">Sprint 39: Rework Necromancer enemy (completed 28/10/19)</text:p>
      <text:list xml:id="list3529021457608443695"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7143012368652434393"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2555520" text:continue-list="list192464222172601709"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2563191"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2003599543827178487" text:style-name="L100">
        <text:list-item>
          <text:p text:style-name="P105">review scripts from sci fi game</text:p>
        </text:list-item>
      </text:list>
      <text:p text:style-name="P6">Sprint 43: Reward Screen updates + UI view updates (completed 31/10/19)</text:p>
      <text:list xml:id="list1055047289619985213"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8534234060329698424"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2586428" text:continue-list="list32563191"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6939214711792155951"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4711214839798146708"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236527846176271887" text:style-name="L105">
        <text:list-item>
          <text:p text:style-name="P110">Update script/ai logic DONE</text:p>
        </text:list-item>
        <text:list-item>
          <text:p text:style-name="P110">Play test/balance/debug DONE</text:p>
        </text:list-item>
      </text:list>
      <text:list xml:id="list8908472514299915522"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3938989212075504436"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6577034767874660983"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8942642848365290334"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5590334139852703187"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3352977992924293987"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1867469974642835996"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2571429" text:continue-list="list4711214839798146708" text:style-name="L104">
        <text:list-item>
          <text:p text:style-name="P109"><text:soft-page-break/>Rework abilities DONE</text:p>
        </text:list-item>
      </text:list>
      <text:list xml:id="list5214184661803355660"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5514430224470504838"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6359391086478524383"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6149599785385130456"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9180287352986472907"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257645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6531107523697214904"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2617134695853819274"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5055367386798110786"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8136036319694805004"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756495632196208156"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6556412504428505508"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4106111620566129289"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5089053339265818950"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6413870294990815165"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4642018439259925114" text:style-name="L127">
        <text:list-item>
          <text:p text:style-name="P132">Skeleton Warrior</text:p>
          <text:list>
            <text:list-item>
              <text:p text:style-name="P132">update code logic for guard ability DONE</text:p>
            </text:list-item>
          </text:list>
        </text:list-item>
      </text:list>
      <text:list xml:id="list4685256367285961296"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2992351416861301546"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8942130344563044985"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2351747563233896491"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3489173820178583985"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303655702035406053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096008137207179006" text:style-name="L134">
        <text:list-item>
          <text:p text:style-name="P139">when character is killed, their activation isnt instantly destroyed, instead it fades out gradually, or plays some nice visual effect (e.g. burning up) DONE</text:p>
        </text:list-item>
      </text:list>
      <text:list xml:id="list32554666" text:continue-list="list303655702035406053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2091795820327131155"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7648702775536161571"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4452795788714001499" text:style-name="L137">
        <text:list-item>
          <text:p text:style-name="P142">Movement</text:p>
        </text:list-item>
      </text:list>
      <text:list xml:id="list5212863589951364958" text:style-name="L138">
        <text:list-item>
          <text:p text:style-name="P143">free strike event occurs BEFORE character moves away DONE</text:p>
        </text:list-item>
      </text:list>
      <text:p text:style-name="P2">UI</text:p>
      <text:list xml:id="list2653491011348737120" text:style-name="L139">
        <text:list-item>
          <text:p text:style-name="P144">Status icon panel fades in and out DONE</text:p>
        </text:list-item>
      </text:list>
      <text:list xml:id="list3975686470843519820"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1342994910122192993" text:style-name="L141">
        <text:list-item>
          <text:p text:style-name="P146">text logic also edits ability info panel text fields (just for the starting defender abilities) DONE</text:p>
        </text:list-item>
      </text:list>
      <text:p text:style-name="P2">Play Test</text:p>
      <text:list xml:id="list4909630176874488502" text:style-name="L142">
        <text:list-item>
          <text:p text:style-name="P147">Play the game and hunt/squash bugs</text:p>
        </text:list-item>
      </text:list>
      <text:p text:style-name="P2">Controls</text:p>
      <text:list xml:id="list4971026507457569102"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928618896628065076" text:style-name="L144">
        <text:list-header>
          <text:p text:style-name="P149"/>
        </text:list-header>
      </text:list>
      <text:p text:style-name="P6">Sprint 66: More Mystery Encounters</text:p>
      <text:list xml:id="list1988285199524506927" text:style-name="L145">
        <text:list-item>
          <text:p text:style-name="P150">Add 4 more mystery encounters to the game</text:p>
        </text:list-item>
      </text:list>
      <text:list xml:id="list32577881" text:continue-list="list756495632196208156"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6524084573256727701"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0">Sprint 68: Simple Game Over Event / Loop (competed 13/12/19)</text:p>
      <text:list xml:id="list3639555019904966969"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9077361752708801545"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1"/>
      <text:p text:style-name="P10"><text:soft-page-break/>Sprint 69: Score Manager and Scoring System (completed 13/12/19)</text:p>
      <text:list xml:id="list3757019421585306799"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1887396258735948877"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1"/>
      <text:p text:style-name="P10">Sprint 70: Line Renderer for pathing and movement actions (completed 20/12/19)</text:p>
      <text:list xml:id="list2790778789658271796"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2501646651730677527"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92266670968339864"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5922023746687062595"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5858121999730754213"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3330786528476166616" text:style-name="L156">
        <text:list-item>
          <text:p text:style-name="P254">Enemy ability/passive updates</text:p>
          <text:list>
            <text:list-item>
              <text:p text:style-name="P254">Necromancer </text:p>
            </text:list-item>
          </text:list>
        </text:list-item>
      </text:list>
      <text:list xml:id="list5537683772175457833" text:style-name="L157">
        <text:list-item>
          <text:p text:style-name="P255">Warrior</text:p>
        </text:list-item>
      </text:list>
      <text:p text:style-name="P11"/>
      <text:p text:style-name="P10">Sprint 72: General game changes / experimentation (completed 26/12/19)</text:p>
      <text:list xml:id="list7264891558500977715"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5223363850375682122"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6318679576847513182"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4097320650294851158" text:style-name="L161">
        <text:list-item>
          <text:p text:style-name="P259">Remove artifacts system for now DONE</text:p>
        </text:list-item>
      </text:list>
      <text:list xml:id="list8924321986786466810"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60">Max Energy: the limit of how much stamina a character can have</text:p>
                </text:list-item>
              </text:list>
            </text:list-item>
          </text:list>
        </text:list-item>
      </text:list>
      <text:list xml:id="list9034524895375203323"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1"/>
      <text:p text:style-name="P10">Sprint 73: Level, Tiles Tile Objects Overhaul (completed 2/1/2020)</text:p>
      <text:list xml:id="list7368682726043184214"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8085153893921182484"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507594241265139445"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2938708236760765599"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1282769601465587478" text:style-name="L168">
        <text:list-item>
          <text:p text:style-name="P266">Play test map/tile changes and debug DONE</text:p>
        </text:list-item>
      </text:list>
      <text:p text:style-name="P11"/>
      <text:p text:style-name="P10">Sprint 74: Redesign and Brainstorming (completed 8/1/2020)</text:p>
      <text:list xml:id="list1903939675237404602"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7307687059360711475" text:style-name="L170">
        <text:list-item>
          <text:p text:style-name="P268">After all designs finished, create all sprints and set timeline DONE</text:p>
        </text:list-item>
      </text:list>
      <text:p text:style-name="P11"/>
      <text:p text:style-name="P6">Sprint 75: Item, Passives, Abilities and Character Data Updates</text:p>
      <text:list xml:id="list3172425094559821718"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1192227408207620774"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7687226471709075052"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9128123972658236988"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3391099798939708949"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6269304030815172386"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3462330576195508554"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6594949188397305861"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3903361535953003481"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
            </text:list-item>
          </text:list>
        </text:list-item>
      </text:list>
      <text:list xml:id="list2853301408389977212"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1949358503330511860" text:style-name="L181">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8346106827100332949"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1716273459300797652" text:style-name="L183">
        <text:list-item>
          <text:p text:style-name="P165">Cyromancy</text:p>
        </text:list-item>
      </text:list>
      <text:list xml:id="list32576068" text:continue-list="list8346106827100332949"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3556397817644808474"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6856338232432488351"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1232848714452304105"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3803584879244748177"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3192261509074343942"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2041272861631288689"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p text:style-name="P3"/>
      <text:list xml:id="list32570653" text:continue-numbering="true" text:style-name="L189">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text:soft-page-break/>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4084541669074825164" text:style-name="L190">
        <text:list-item>
          <text:p text:style-name="P172">taunted passive</text:p>
          <text:list>
            <text:list-item>
              <text:p text:style-name="P172">taunt debuff also has an applier argument</text:p>
            </text:list-item>
            <text:list-item>
              <text:p text:style-name="P172">the LE that performs the taunt is saved in a variable called 'myTaunter' of type livingEntity</text:p>
            </text:list-item>
            <text:list-item>
              <text:p text:style-name="P172">all AI enemy methods related to deciding on a target must consider its taunter target</text:p>
            </text:list-item>
            <text:list-item>
              <text:p text:style-name="P172">to prevent odd behaviour, any methods that reference the taunter must also check if they are inDeathProcess and also still valid as a target</text:p>
            </text:list-item>
          </text:list>
        </text:list-item>
      </text:list>
      <text:p text:style-name="P2"/>
      <text:list xml:id="list4146938635306257561" text:style-name="L191">
        <text:list-item>
          <text:p text:style-name="P173">Passive Traits to design/implement</text:p>
          <text:list>
            <text:list-item>
              <text:p text:style-name="P173">Immune to all damage (from ability transcendence)</text:p>
            </text:list-item>
            <text:list-item>
              <text:p text:style-name="P173">Tauned (from ability provoke and challenging shout)</text:p>
            </text:list-item>
            <text:list-item>
              <text:p text:style-name="P173">Extra Activation (from time warp ability)</text:p>
            </text:list-item>
          </text:list>
        </text:list-item>
      </text:list>
      <text:list xml:id="list75287483021010608" text:style-name="L192">
        <text:list-item>
          <text:p text:style-name="P174"><text:soft-page-break/>EntityLogic Property getters to write</text:p>
          <text:list>
            <text:list-item>
              <text:p text:style-name="P174">Main Stats</text:p>
              <text:list>
                <text:list-item>
                  <text:p text:style-name="P174">GetTotalStrength</text:p>
                </text:list-item>
                <text:list-item>
                  <text:p text:style-name="P174">GetTotalWisdom</text:p>
                </text:list-item>
                <text:list-item>
                  <text:p text:style-name="P174">GetTotalMobility</text:p>
                </text:list-item>
                <text:list-item>
                  <text:p text:style-name="P174">GetTotalInitiative</text:p>
                </text:list-item>
                <text:list-item>
                  <text:p text:style-name="P174">GetTotalMobility</text:p>
                </text:list-item>
                <text:list-item>
                  <text:p text:style-name="P174">GetTotalDexterity</text:p>
                </text:list-item>
              </text:list>
            </text:list-item>
            <text:list-item>
              <text:p text:style-name="P174">Other Stats</text:p>
              <text:list>
                <text:list-item>
                  <text:p text:style-name="P174">GetTotalDodge</text:p>
                </text:list-item>
                <text:list-item>
                  <text:p text:style-name="P174">GetTotalParry</text:p>
                </text:list-item>
                <text:list-item>
                  <text:p text:style-name="P174">GetTotalCritical</text:p>
                </text:list-item>
                <text:list-item>
                  <text:p text:style-name="P174">GetTotalMeleeCritical</text:p>
                </text:list-item>
                <text:list-item>
                  <text:p text:style-name="P174">GetTotalRangedCritical</text:p>
                </text:list-item>
                <text:list-item>
                  <text:p text:style-name="P174">GetTotalRangedAttackRange</text:p>
                </text:list-item>
              </text:list>
            </text:list-item>
          </text:list>
        </text:list-item>
      </text:list>
      <text:list xml:id="list3274417185599305463" text:style-name="L193">
        <text:list-item>
          <text:p text:style-name="P175">Bonus damage type getters (maybe not neccisary)</text:p>
          <text:list>
            <text:list-item>
              <text:p text:style-name="P175">GetTotalFireDamage</text:p>
            </text:list-item>
            <text:list-item>
              <text:p text:style-name="P175">GetTotalAirDamage</text:p>
            </text:list-item>
            <text:list-item>
              <text:p text:style-name="P175">GetTotalShadowDamage</text:p>
            </text:list-item>
            <text:list-item>
              <text:p text:style-name="P175">GetTotalFrostDamage</text:p>
            </text:list-item>
            <text:list-item>
              <text:p text:style-name="P175">GetTotalPoisonDamage</text:p>
            </text:list-item>
          </text:list>
        </text:list-item>
      </text:list>
      <text:p text:style-name="P4">Second Mid Sprint Review</text:p>
      <text:list xml:id="list5779215644957299679" text:style-name="L194">
        <text:list-item>
          <text:p text:style-name="P176">go through every single passive listed in passiveManager</text:p>
        </text:list-item>
        <text:list-item>
          <text:p text:style-name="P176">make sure every single passive </text:p>
          <text:list>
            <text:list-item>
              <text:p text:style-name="P176">applies effect correctly</text:p>
            </text:list-item>
            <text:list-item>
              <text:p text:style-name="P176">is removed correctly (on activation end for example)</text:p>
            </text:list-item>
          </text:list>
        </text:list-item>
      </text:list>
      <text:p text:style-name="P4">Character Data Script Rework</text:p>
      <text:list xml:id="list112837946152092787" text:style-name="L195">
        <text:list-item>
          <text:p text:style-name="P177">New Properties/Variables</text:p>
          <text:list>
            <text:list-item>
              <text:p text:style-name="P177">int value for points spent in each secondary attribute e.g.</text:p>
              <text:list>
                <text:list-item>
                  <text:p text:style-name="P177"><text:soft-page-break/>DuelisttPoints, divinityPoints, etc</text:p>
                </text:list-item>
              </text:list>
            </text:list-item>
          </text:list>
        </text:list-item>
      </text:list>
      <text:list xml:id="list8292960354867365678" text:style-name="L196">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583365262450595939" text:style-name="L197">
        <text:list-item>
          <text:p text:style-name="P179">New Scripts</text:p>
          <text:list>
            <text:list-item>
              <text:p text:style-name="P179">AbilityTomeDataSO</text:p>
              <text:list>
                <text:list-item>
                  <text:p text:style-name="P179">properties </text:p>
                  <text:list>
                    <text:list-item>
                      <text:p text:style-name="P179">bookName</text:p>
                    </text:list-item>
                    <text:list-item>
                      <text:p text:style-name="P179">spellName</text:p>
                    </text:list-item>
                  </text:list>
                </text:list-item>
              </text:list>
            </text:list-item>
          </text:list>
        </text:list-item>
      </text:list>
      <text:list xml:id="list1759314366316156768" text:style-name="L198">
        <text:list-item>
          <text:p text:style-name="P180">AbilityTome</text:p>
          <text:list>
            <text:list-item>
              <text:p text:style-name="P180">properties</text:p>
              <text:list>
                <text:list-item>
                  <text:p text:style-name="P180">myAbilityTomeData</text:p>
                </text:list-item>
                <text:list-item>
                  <text:p text:style-name="P180">myVisualParent</text:p>
                </text:list-item>
                <text:list-item>
                  <text:p text:style-name="P180">myInfoPanelParent</text:p>
                </text:list-item>
                <text:list-item>
                  <text:p text:style-name="P180">myImage / mySprite</text:p>
                </text:list-item>
              </text:list>
            </text:list-item>
          </text:list>
        </text:list-item>
      </text:list>
      <text:list xml:id="list32582839" text:continue-list="list583365262450595939" text:style-name="L197">
        <text:list-item>
          <text:list>
            <text:list-item>
              <text:p text:style-name="P179"><text:soft-page-break/>AbilityTomeManager</text:p>
              <text:list>
                <text:list-item>
                  <text:p text:style-name="P179">AddAbilityTomeToInventory()</text:p>
                </text:list-item>
                <text:list-item>
                  <text:p text:style-name="P179">RemoveAbilityTomeFromInventory()</text:p>
                </text:list-item>
                <text:list-item>
                  <text:p text:style-name="P179">TeachAbilityTomeToCharacter()</text:p>
                </text:list-item>
                <text:list-item>
                  <text:p text:style-name="P179">DoesCharacterMeetAbilityTomeRequirments()</text:p>
                </text:list-item>
                <text:list-item>
                  <text:p text:style-name="P179">BuySpellBookFromShop()</text:p>
                </text:list-item>
                <text:list-item>
                  <text:p text:style-name="P179">ApplySpellBookToCharacter()</text:p>
                </text:list-item>
              </text:list>
            </text:list-item>
          </text:list>
        </text:list-item>
      </text:list>
      <text:list xml:id="list6905651435227747536" text:style-name="L199">
        <text:list-item>
          <text:p text:style-name="P181">AbilityTomeLibrary()</text:p>
        </text:list-item>
        <text:list-item>
          <text:p text:style-name="P181"/>
        </text:list-item>
      </text:list>
      <text:list xml:id="list32554281" text:continue-list="list32582839" text:style-name="L197">
        <text:list-item>
          <text:list>
            <text:list-header>
              <text:p text:style-name="P179"/>
            </text:list-header>
            <text:list-item>
              <text:p text:style-name="P179">Ability Tomes</text:p>
              <text:list>
                <text:list-item>
                  <text:p text:style-name="P179">Ability Tome in inventory Prefab/View</text:p>
                </text:list-item>
                <text:list-item>
                  <text:p text:style-name="P179">Ability Tome in Shop Prefab/View</text:p>
                </text:list-item>
                <text:list-item>
                  <text:p text:style-name="P269">Ability Tome in Mystery Encounter Prefab/View</text:p>
                </text:list-item>
              </text:list>
            </text:list-item>
          </text:list>
        </text:list-item>
      </text:list>
      <text:list xml:id="list5979107731444458593" text:style-name="L200">
        <text:list-header>
          <text:p text:style-name="P270"/>
        </text:list-header>
      </text:list>
      <text:list xml:id="list3051504684499218615" text:style-name="L201">
        <text:list-item>
          <text:list>
            <text:list-item>
              <text:list>
                <text:list-header>
                  <text:p text:style-name="P271"/>
                </text:list-header>
              </text:list>
            </text:list-item>
          </text:list>
        </text:list-item>
      </text:list>
      <text:p text:style-name="P11"/>
      <text:p text:style-name="P11"/>
      <text:p text:style-name="P11"/>
      <text:p text:style-name="P11"/>
      <text:p text:style-name="P10">Sprint ??: Implement new item system</text:p>
      <text:list xml:id="list6321884431053697361" text:style-name="L202">
        <text:list-item>
          <text:p text:style-name="P272">Design/Implement new item views/scripts/logic</text:p>
          <text:list>
            <text:list-item>
              <text:p text:style-name="P272">Item in reward screen</text:p>
            </text:list-item>
            <text:list-item>
              <text:p text:style-name="P272">Item in inventory</text:p>
            </text:list-item>
            <text:list-item>
              <text:p text:style-name="P272">Item in shop</text:p>
            </text:list-item>
            <text:list-item>
              <text:p text:style-name="P272">item in character inventory</text:p>
            </text:list-item>
          </text:list>
        </text:list-item>
      </text:list>
      <text:list xml:id="list5284193965397299667" text:style-name="L203">
        <text:list-item>
          <text:p text:style-name="P273">New Script: ItemManager</text:p>
          <text:list>
            <text:list-item>
              <text:p text:style-name="P273">Handles all item related logic</text:p>
            </text:list-item>
            <text:list-item>
              <text:p text:style-name="P273">Methods:</text:p>
              <text:list>
                <text:list-item>
                  <text:p text:style-name="P273"><text:soft-page-break/>AddItemToInventory</text:p>
                </text:list-item>
                <text:list-item>
                  <text:p text:style-name="P273">AddItemToPlayerInventory / GiveCharacterItem</text:p>
                </text:list-item>
                <text:list-item>
                  <text:p text:style-name="P273"/>
                </text:list-item>
              </text:list>
            </text:list-item>
          </text:list>
        </text:list-item>
      </text:list>
      <text:list xml:id="list32579572" text:continue-list="list6321884431053697361" text:style-name="L202">
        <text:list-item>
          <text:p text:style-name="P272">New item enum: Type (head, chest, 2h, 1h, offhand etc)</text:p>
        </text:list-item>
      </text:list>
      <text:p text:style-name="P10">Sprint ??: New Weapon System</text:p>
      <text:list xml:id="list4309704381340713918" text:style-name="L204">
        <text:list-item>
          <text:p text:style-name="P274">Abilities that are melee attacks need to get their 'base damage' value from the characters weapon</text:p>
        </text:list-item>
        <text:list-item>
          <text:p text:style-name="P274">Do enemies have weapons?</text:p>
        </text:list-item>
      </text:list>
      <text:p text:style-name="P10">Sprint ??: Update Character Roster View </text:p>
      <text:list xml:id="list5327815166964621150" text:style-name="L205">
        <text:list-item>
          <text:p text:style-name="P275">Design Character roster front page screen</text:p>
        </text:list-item>
        <text:list-item>
          <text:p text:style-name="P275">Design Inventory page</text:p>
        </text:list-item>
        <text:list-item>
          <text:p text:style-name="P275">Design Talents page</text:p>
        </text:list-item>
      </text:list>
      <text:p text:style-name="P12">Sprint ??: Experiment with bigger level size (13x9 or 15x 11)</text:p>
      <text:list xml:id="list32581171" text:continue-numbering="true" text:style-name="L205">
        <text:list-item>
          <text:p text:style-name="P275">Design Character roster front page screen</text:p>
        </text:list-item>
        <text:list-item>
          <text:p text:style-name="P275">Design Inventory page</text:p>
        </text:list-item>
      </text:list>
      <text:p text:style-name="P11"/>
      <text:p text:style-name="P10">Sprint ??: Visual Overhaul Part 2 (UI, Views and Screens)</text:p>
      <text:list xml:id="list538228704827700067" text:style-name="L206">
        <text:list-item>
          <text:p text:style-name="P276">Main Menu Screen</text:p>
        </text:list-item>
        <text:list-item>
          <text:p text:style-name="P276">Character Select / Build your team screen</text:p>
        </text:list-item>
        <text:list-item>
          <text:p text:style-name="P276">Character Roster Screen</text:p>
        </text:list-item>
        <text:list-item>
          <text:p text:style-name="P276">Inventory Screen</text:p>
        </text:list-item>
        <text:list-item>
          <text:p text:style-name="P276">World Map View</text:p>
        </text:list-item>
        <text:list-item>
          <text:p text:style-name="P276">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text:soft-page-break/>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5677355758940504196" text:style-name="L207">
        <text:list-item>
          <text:p text:style-name="P228">Consumables System</text:p>
          <text:list>
            <text:list-item>
              <text:p text:style-name="P228">Design 5 consumables</text:p>
            </text:list-item>
            <text:list-item>
              <text:p text:style-name="P228">Design/implement consumables top bar/slots</text:p>
            </text:list-item>
            <text:list-item>
              <text:p text:style-name="P228">Implement logic </text:p>
              <text:list>
                <text:list-item>
                  <text:p text:style-name="P228">consumable item reward from combat</text:p>
                </text:list-item>
                <text:list-item>
                  <text:p text:style-name="P228">purchase consumables from shops</text:p>
                </text:list-item>
                <text:list-item>
                  <text:p text:style-name="P228">logic behind consumables being used.</text:p>
                </text:list-item>
              </text:list>
            </text:list-item>
          </text:list>
        </text:list-item>
      </text:list>
      <text:p text:style-name="P1"/>
      <text:p text:style-name="P1"/>
      <text:p text:style-name="P5">Jobs for other sprints</text:p>
      <text:p text:style-name="P1"/>
      <text:list xml:id="list3771790089967352750" text:style-name="L208">
        <text:list-item>
          <text:p text:style-name="P229"><text:soft-page-break/>Design/Implement consumables</text:p>
        </text:list-item>
        <text:list-item>
          <text:p text:style-name="P229">Design new item system (item slots (chest, boots, weapon, ring etc)</text:p>
        </text:list-item>
        <text:list-item>
          <text:p text:style-name="P229">Rework status icons (some status dont need numbers, some can go to negative, some can't, etc)</text:p>
          <text:list>
            <text:list-item>
              <text:p text:style-name="P229">status icon descriptions should take their number values into considering when displaying description (e.g. Poison should say “ At the end of turn take 5 damage” not “At the end of turn take damage).</text:p>
            </text:list-item>
          </text:list>
        </text:list-item>
        <text:list-item>
          <text:p text:style-name="P229">Rework ability buttons <text:s/>(descriptions should take their number values and modifiers into consideration when displaying description (e.g. Deal 3 (+4) damage, where the brackets are strength)</text:p>
        </text:list-item>
        <text:list-item>
          <text:p text:style-name="P229">Implement Boss Encounters</text:p>
        </text:list-item>
      </text:list>
      <text:p text:style-name="P1"/>
      <text:p text:style-name="P1">Sprint ??</text:p>
      <text:list xml:id="list6975214946793516350" text:style-name="L209">
        <text:list-item>
          <text:p text:style-name="P230">Redesign game plot and back story</text:p>
          <text:list>
            <text:list-item>
              <text:p text:style-name="P230">What is the mission? The problem? Who is/are the villains?</text:p>
            </text:list-item>
          </text:list>
        </text:list-item>
      </text:list>
      <text:list xml:id="list2312835591359345338" text:style-name="L210">
        <text:list-item>
          <text:p text:style-name="P231">Redesign defenders and abilities</text:p>
          <text:list>
            <text:list-item>
              <text:p text:style-name="P231">choose starting 4 gods and abilities</text:p>
            </text:list-item>
          </text:list>
        </text:list-item>
      </text:list>
      <text:list xml:id="list8133806004589504417" text:style-name="L211">
        <text:list-item>
          <text:p text:style-name="P232">redesign enemies and abilities</text:p>
          <text:list>
            <text:list-item>
              <text:p text:style-name="P232">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009563339805791375" text:style-name="L212">
        <text:list-item>
          <text:p text:style-name="P182">Implement some more tile types</text:p>
        </text:list-item>
        <text:list-item>
          <text:p text:style-name="P182">Implement Ai logic for taking advantage of different tile types</text:p>
        </text:list-item>
        <text:list-item>
          <text:p text:style-name="P182">Implement randomly generated world/hexagon types DONE</text:p>
        </text:list-item>
      </text:list>
      <text:p text:style-name="P2">Items/Loot</text:p>
      <text:list xml:id="list2607173860682038997" text:style-name="L213">
        <text:list-item>
          <text:p text:style-name="P183">Implement more items</text:p>
        </text:list-item>
        <text:list-item>
          <text:p text:style-name="P183">implement item rarity + drop chance </text:p>
        </text:list-item>
      </text:list>
      <text:p text:style-name="P2">Enemies</text:p>
      <text:list xml:id="list3593075630397627405" text:style-name="L214">
        <text:list-item>
          <text:p text:style-name="P184">Balance and tweak existing enemies</text:p>
        </text:list-item>
        <text:list-item>
          <text:p text:style-name="P184"><text:soft-page-break/>Change vulnerable: 150% bonus damage not 200%</text:p>
        </text:list-item>
        <text:list-item>
          <text:p text:style-name="P184">Extreme tune enemies and have fun with their properties/behaviour</text:p>
        </text:list-item>
        <text:list-item>
          <text:p text:style-name="P184">implement some more enemies + abilities</text:p>
          <text:list>
            <text:list-item>
              <text:p text:style-name="P184">implement stealth/camoflagued + mega stealth/perma stealth/ invisbile</text:p>
            </text:list-item>
          </text:list>
        </text:list-item>
      </text:list>
      <text:p text:style-name="P1"/>
      <text:p text:style-name="P4">Remaining systems (7/22/19)</text:p>
      <text:list xml:id="list4482098663011382500" text:style-name="L215">
        <text:list-item>
          <text:p text:style-name="P233">character XP/level up system</text:p>
          <text:list>
            <text:list-item>
              <text:p text:style-name="P233">enemies reward XP on death</text:p>
            </text:list-item>
            <text:list-item>
              <text:p text:style-name="P233">enemy encounters reward xp on event end</text:p>
            </text:list-item>
            <text:list-item>
              <text:p text:style-name="P233">level up notifcations (end of combat, before reward screen pops up?)</text:p>
              <text:list>
                <text:list-item>
                  <text:p text:style-name="P233">maybe character data panel level number text is highlighted while player has unspent stat points?</text:p>
                </text:list-item>
              </text:list>
            </text:list-item>
            <text:list-item>
              <text:p text:style-name="P233">level up rewards a stat point that can be used to increase a trait</text:p>
              <text:list>
                <text:list-item>
                  <text:p text:style-name="P233">re-do stat panel in character panel: add buttons to increase values</text:p>
                </text:list-item>
                <text:list-item>
                  <text:p text:style-name="P233">add a property/panel text for 'Stat Points': currency for increasing stats</text:p>
                </text:list-item>
              </text:list>
            </text:list-item>
            <text:list-item>
              <text:p text:style-name="P233">character talent tree</text:p>
              <text:list>
                <text:list-item>
                  <text:p text:style-name="P233">design talent tree visual layout, UI, buttons etc</text:p>
                </text:list-item>
                <text:list-item>
                  <text:p text:style-name="P233">design abilties to be placed on the tree</text:p>
                </text:list-item>
              </text:list>
            </text:list-item>
          </text:list>
        </text:list-item>
      </text:list>
      <text:p text:style-name="P1"/>
      <text:list xml:id="list8649140267761898947" text:style-name="L216">
        <text:list-item>
          <text:p text:style-name="P234">Artifacts system</text:p>
          <text:list>
            <text:list-item>
              <text:p text:style-name="P234">design some common, rare and boss relics</text:p>
            </text:list-item>
            <text:list-item>
              <text:p text:style-name="P234">design artifact loot reward button and logic</text:p>
              <text:list>
                <text:list-item>
                  <text:p text:style-name="P234">an artifact cant be offered if the player already has it</text:p>
                </text:list-item>
              </text:list>
            </text:list-item>
            <text:list-item>
              <text:p text:style-name="P234">design UI panel for displaying artifacts</text:p>
            </text:list-item>
          </text:list>
        </text:list-item>
      </text:list>
      <text:p text:style-name="P1"/>
      <text:list xml:id="list7872777972318136004" text:style-name="L217">
        <text:list-item>
          <text:p text:style-name="P235">States/ Debuff/ Curses system</text:p>
          <text:list>
            <text:list-item>
              <text:p text:style-name="P235">Design some curses</text:p>
            </text:list-item>
            <text:list-item>
              <text:p text:style-name="P235">perhaps curses dont have be exclusively bad?</text:p>
            </text:list-item>
            <text:list-item>
              <text:p text:style-name="P235">design UI panel for displaying active curses</text:p>
            </text:list-item>
            <text:list-item>
              <text:p text:style-name="P235"><text:soft-page-break/>design some events and ways the player can get curses</text:p>
            </text:list-item>
            <text:list-item>
              <text:p text:style-name="P235">maybe some curses have a duration? 3 encounters, 2 combats, infinite, until next boss defeated, etc.</text:p>
            </text:list-item>
          </text:list>
        </text:list-item>
      </text:list>
      <text:p text:style-name="P1"/>
      <text:list xml:id="list1621955696812218260" text:style-name="L218">
        <text:list-item>
          <text:p text:style-name="P236">Mystery Events </text:p>
          <text:list>
            <text:list-item>
              <text:p text:style-name="P236">Design and decide on some mystery events</text:p>
              <text:list>
                <text:list-item>
                  <text:p text:style-name="P236">Mystery event base class, each event is its own class maybe? OR</text:p>
                </text:list-item>
                <text:list-item>
                  <text:p text:style-name="P236">Create a prefab GO for each event, each GO has its own script</text:p>
                </text:list-item>
              </text:list>
            </text:list-item>
          </text:list>
        </text:list-item>
      </text:list>
      <text:list xml:id="list5073198942850959484" text:style-name="L219">
        <text:list-item>
          <text:p text:style-name="P237">the same mystery event cant appear more then once during a run</text:p>
          <text:p text:style-name="P237"/>
        </text:list-item>
      </text:list>
      <text:p text:style-name="P1"/>
      <text:list xml:id="list7604078691433940054" text:style-name="L220">
        <text:list-item>
          <text:p text:style-name="P238">Shop/Village Event</text:p>
          <text:list>
            <text:list-item>
              <text:p text:style-name="P238">Design/implement shop features</text:p>
              <text:list>
                <text:list-item>
                  <text:p text:style-name="P238">buy artifacts</text:p>
                </text:list-item>
                <text:list-item>
                  <text:p text:style-name="P238">remove curses/states</text:p>
                  <text:p text:style-name="P238"/>
                </text:list-item>
              </text:list>
            </text:list-item>
          </text:list>
        </text:list-item>
      </text:list>
      <text:list xml:id="list3095168531712445915" text:style-name="L221">
        <text:list-item>
          <text:p text:style-name="P239">Boss Event</text:p>
          <text:list>
            <text:list-item>
              <text:p text:style-name="P239">Design/implement some bosses</text:p>
            </text:list-item>
            <text:list-item>
              <text:p text:style-name="P239">special item reward logic</text:p>
            </text:list-item>
            <text:list-item>
              <text:p text:style-name="P239">boss artifact reward event</text:p>
            </text:list-item>
            <text:list-item>
              <text:p text:style-name="P239">eventmanager: end boss fight event</text:p>
              <text:list>
                <text:list-item>
                  <text:p text:style-name="P239">create a new hexagon world map, etc</text:p>
                </text:list-item>
              </text:list>
            </text:list-item>
          </text:list>
        </text:list-item>
      </text:list>
      <text:p text:style-name="P4"/>
      <text:p text:style-name="P4"/>
      <text:p text:style-name="P4">Play Testing Notes</text:p>
      <text:p text:style-name="P6">Play Test 8/24/19</text:p>
      <text:list xml:id="list1419487705207146165" text:style-name="L222">
        <text:list-item>
          <text:p text:style-name="P185">shouldn't recieve the same item twice in a loot reward screen</text:p>
        </text:list-item>
        <text:list-item>
          <text:p text:style-name="P185">shouldn't receive the same item twice in a shop screen</text:p>
        </text:list-item>
        <text:list-item>
          <text:p text:style-name="P185">'continue' button in shop doesnt highlight hexagons when the map opens</text:p>
        </text:list-item>
        <text:list-item>
          <text:p text:style-name="P185"><text:soft-page-break/>Grim reaper encounter feels a little weak. I only took 11 damage to my warrior FIXED</text:p>
        </text:list-item>
        <text:list-item>
          <text:p text:style-name="P185">relic info panels in shop and on top bar are too small FIXED</text:p>
        </text:list-item>
        <text:list-item>
          <text:p text:style-name="P185">the 1<text:span text:style-name="T1">st</text:span> relic info panel on top bar hangs over the screen and cant be read FIXED</text:p>
        </text:list-item>
        <text:list-item>
          <text:p text:style-name="P185">enemy spawn locations are inconsistent</text:p>
        </text:list-item>
        <text:list-item>
          <text:p text:style-name="P185">rock golems broken, not attacking or doing anything (not enough AP console messages) FIXED</text:p>
        </text:list-item>
        <text:list-item>
          <text:p text:style-name="P185">items in inventory view bugs. Some item cards appear larger then others</text:p>
        </text:list-item>
        <text:list-item>
          <text:p text:style-name="P185">world map bugs. Once passed have half way, it highlights and sets availble to wrong encounters (doesnt set adjacent tiles availble, instead sets the tile to the top left and the one above it as available) FIXED</text:p>
        </text:list-item>
        <text:list-item>
          <text:p text:style-name="P185">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5">Need to finish talent trees (mage, priest)</text:p>
        </text:list-item>
        <text:list-item>
          <text:p text:style-name="P185">Character roster info panel shows warrior sprite and warrior name regardless of the characters class FIXED</text:p>
        </text:list-item>
        <text:list-item>
          <text:p text:style-name="P185">camp site typo: if player has kettle bell, the text should say “gain 2 levelS” not “level” FIXED</text:p>
        </text:list-item>
        <text:list-item>
          <text:p text:style-name="P185">game feels a little bit too easy. Play around with ways to increase difficulty</text:p>
        </text:list-item>
        <text:list-item>
          <text:p text:style-name="P185">map generation is too random. Make a better system DONE</text:p>
        </text:list-item>
      </text:list>
      <text:p text:style-name="P4">To do before alpha test</text:p>
      <text:p text:style-name="P4"/>
      <text:list xml:id="list4430074461213833559" text:style-name="L223">
        <text:list-item>
          <text:p text:style-name="P186">talent trees</text:p>
          <text:list>
            <text:list-item>
              <text:p text:style-name="P186">finish talent trees for priest/mage</text:p>
            </text:list-item>
            <text:list-item>
              <text:p text:style-name="P186">make talent trees “choose one or the other” </text:p>
            </text:list-item>
            <text:list-item>
              <text:p text:style-name="P186">UI and view fixes</text:p>
              <text:list>
                <text:list-item>
                  <text:p text:style-name="P186">talent points should be highlighted or sparkling if its more then 0</text:p>
                </text:list-item>
                <text:list-item>
                  <text:p text:style-name="P186">design highlighting/affordance system for buttons</text:p>
                  <text:list>
                    <text:list-item>
                      <text:p text:style-name="P186">unowned and unpurchasable talents should be greyed out</text:p>
                    </text:list-item>
                    <text:list-item>
                      <text:p text:style-name="P186">unowned but purchasable talents should have normal color and have a green highlight around them</text:p>
                    </text:list-item>
                    <text:list-item>
                      <text:p text:style-name="P186">place two way arrow between buttons to indicate “one or the other” purchase system</text:p>
                    </text:list-item>
                  </text:list>
                </text:list-item>
              </text:list>
            </text:list-item>
          </text:list>
        </text:list-item>
      </text:list>
      <text:list xml:id="list4288695378570971710" text:style-name="L224">
        <text:list-item>
          <text:p text:style-name="P187">items</text:p>
          <text:list>
            <text:list-item>
              <text:p text:style-name="P187"><text:soft-page-break/>item card looks ugly: redesign item card view</text:p>
            </text:list-item>
            <text:list-item>
              <text:p text:style-name="P187">Add feature: player can give player an item from the inventory view</text:p>
            </text:list-item>
            <text:list-item>
              <text:p text:style-name="P187">find better item sprites</text:p>
            </text:list-item>
            <text:list-item>
              <text:p text:style-name="P187">new scripts for different views</text:p>
              <text:list>
                <text:list-item>
                  <text:p text:style-name="P187">itemcard in inventory script + prefab</text:p>
                </text:list-item>
                <text:list-item>
                  <text:p text:style-name="P187">fix content size fitter settings of inventory to make it look neater</text:p>
                </text:list-item>
                <text:list-item>
                  <text:p text:style-name="P187">item card in shop script + prefab</text:p>
                </text:list-item>
              </text:list>
            </text:list-item>
          </text:list>
        </text:list-item>
      </text:list>
      <text:list xml:id="list32573164" text:continue-list="list3890317150079564546"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3269820370483567291" text:style-name="L225">
        <text:list-item>
          <text:p text:style-name="P188">Ability/traits/passives/hp notifications system</text:p>
          <text:list>
            <text:list-item>
              <text:p text:style-name="P188">Implement a better timing/queue system</text:p>
              <text:list>
                <text:list-item>
                  <text:p text:style-name="P188">every character has its own “queue” list of notifications to play, OR</text:p>
                </text:list-item>
                <text:list-item>
                  <text:p text:style-name="P188">rewrite the notification class methods, improve timing</text:p>
                </text:list-item>
              </text:list>
            </text:list-item>
            <text:list-item>
              <text:p text:style-name="P188">HP modification should have its own notification prefab</text:p>
              <text:list>
                <text:list-item>
                  <text:p text:style-name="P188">Display a heart symbol instead of hp text</text:p>
                </text:list-item>
                <text:list-item>
                  <text:p text:style-name="P188">health increases make the font green, health loses make the font red</text:p>
                </text:list-item>
              </text:list>
            </text:list-item>
          </text:list>
        </text:list-item>
      </text:list>
      <text:list xml:id="list546854950337938695" text:style-name="L226">
        <text:list-item>
          <text:p text:style-name="P189">Poison stacks modification should have its own notification prefab</text:p>
          <text:list>
            <text:list-item>
              <text:p text:style-name="P189">Display a green skull/bones symbol instead of “poison” text</text:p>
            </text:list-item>
          </text:list>
        </text:list-item>
        <text:list-item>
          <text:p text:style-name="P189">Ap amount modification should have its own notification prefab</text:p>
          <text:list>
            <text:list-item>
              <text:p text:style-name="P189">Display the green energy swirl symbol instead of “AP” text</text:p>
            </text:list-item>
          </text:list>
        </text:list-item>
        <text:list-item>
          <text:p text:style-name="P189"><text:soft-page-break/>Block amount modification should have its own notification prefab</text:p>
          <text:list>
            <text:list-item>
              <text:p text:style-name="P189">Display a shield symbol instead of “block” text<text:tab/></text:p>
            </text:list-item>
          </text:list>
        </text:list-item>
      </text:list>
      <text:p text:style-name="P2">Character Sprites</text:p>
      <text:list xml:id="list2898793316973943421" text:style-name="L227">
        <text:list-item>
          <text:p text:style-name="P190">Decide whether to buy skeletons pack sprite sheets or bone based heroes/skellies</text:p>
        </text:list-item>
        <text:list-item>
          <text:p text:style-name="P190">Re-implement the character animations</text:p>
        </text:list-item>
        <text:list-item>
          <text:p text:style-name="P190">implement death animations</text:p>
        </text:list-item>
      </text:list>
      <text:p text:style-name="P2">World/Camera View</text:p>
      <text:list xml:id="list32558337" text:continue-list="list3950854317822246462"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8113959075254804306" text:style-name="L228">
        <text:list-item>
          <text:p text:style-name="P191">create a visuals/tiles/background surronding the tiles</text:p>
          <text:list>
            <text:list-item>
              <text:p text:style-name="P191">could use water tiles to make a BG.</text:p>
            </text:list-item>
          </text:list>
        </text:list-item>
      </text:list>
      <text:list xml:id="list6208795567347547315" text:style-name="L229">
        <text:list-item>
          <text:p text:style-name="P192">possibly need to implement cinemachine camera system, and rewatch the tutorial from 2d course</text:p>
        </text:list-item>
      </text:list>
      <text:p text:style-name="P2">Characters</text:p>
      <text:list xml:id="list169039874327352309" text:style-name="L230">
        <text:list-item>
          <text:p text:style-name="P193">Design/Implement two more playable classes</text:p>
        </text:list-item>
      </text:list>
      <text:p text:style-name="P2">Events</text:p>
      <text:list xml:id="list7252003574350669092" text:style-name="L231">
        <text:list-item>
          <text:p text:style-name="P194">Implement a nice on combat ended event</text:p>
          <text:list>
            <text:list-item>
              <text:p text:style-name="P194">last enemy dies and wait until animation has finished</text:p>
            </text:list-item>
            <text:list-item>
              <text:p text:style-name="P194">character notifications for xp gained, wait til finished</text:p>
            </text:list-item>
            <text:list-item>
              <text:p text:style-name="P194">character notifications if leveled up, wait til finished</text:p>
            </text:list-item>
            <text:list-item>
              <text:p text:style-name="P194">blend in transparent black background, while loading the loot screen over the top of it.</text:p>
            </text:list-item>
          </text:list>
        </text:list-item>
      </text:list>
      <text:list xml:id="list32586502" text:continue-list="list8113959075254804306" text:style-name="L228">
        <text:list-header>
          <text:p text:style-name="P191"/>
          <text:p text:style-name="P191"/>
          <text:p text:style-name="P191">Andrei play test notes</text:p>
        </text:list-header>
      </text:list>
      <text:list xml:id="list8597561349010992406" text:style-name="L232">
        <text:list-item>
          <text:p text:style-name="P195">Input broken</text:p>
        </text:list-item>
        <text:list-item>
          <text:p text:style-name="P195">fireball targetting occasionly not working</text:p>
          <text:list>
            <text:list-item>
              <text:p text:style-name="P195">possibly caused by clicking from ability to ability</text:p>
            </text:list-item>
          </text:list>
        </text:list-item>
      </text:list>
      <text:list xml:id="list1640100548398850155" text:style-name="L233">
        <text:list-item>
          <text:p text:style-name="P196">necromancer causes crash</text:p>
          <text:list>
            <text:list-item>
              <text:p text:style-name="P196"><text:soft-page-break/>if no tiles are valid to place a zombie on, a null is returned</text:p>
            </text:list-item>
          </text:list>
        </text:list-item>
      </text:list>
      <text:p text:style-name="P4">Random Game Ideas</text:p>
      <text:p text:style-name="P2"/>
      <text:p text:style-name="P6">Rest Site Event</text:p>
      <text:list xml:id="list9179398445363872327" text:style-name="L234">
        <text:list-item>
          <text:p text:style-name="P197">You can do multiple things at each rest site</text:p>
        </text:list-item>
        <text:list-item>
          <text:p text:style-name="P197">At each rest site, you have 3 action points</text:p>
        </text:list-item>
        <text:list-item>
          <text:p text:style-name="P197">Doing something at a rest site spends an action point OR each action has a action point cost</text:p>
        </text:list-item>
        <text:list-item>
          <text:p text:style-name="P197">E.g.</text:p>
          <text:list>
            <text:list-item>
              <text:p text:style-name="P197">Choose a character to level up : 2 points</text:p>
            </text:list-item>
            <text:list-item>
              <text:p text:style-name="P197">Choose a character to heal 50% health: 1 ap</text:p>
            </text:list-item>
            <text:list-item>
              <text:p text:style-name="P197">All character heal to full HP: 3 AP</text:p>
            </text:list-item>
            <text:list-item>
              <text:p text:style-name="P197">All character gain +1 mobility, energy and initiative in the next combat 2 AP</text:p>
            </text:list-item>
            <text:list-item>
              <text:p text:style-name="P197">Ressurect a dead character to 50% hp: 2 AP</text:p>
            </text:list-item>
          </text:list>
        </text:list-item>
      </text:list>
      <text:p text:style-name="P6">States Replace Artifacts</text:p>
      <text:list xml:id="list1921694302370639989" text:style-name="L235">
        <text:list-item>
          <text:p text:style-name="P198">Instead of Artifacts, players can receive blessings and curses known as 'States'</text:p>
        </text:list-item>
        <text:list-item>
          <text:p text:style-name="P198">States apply a party wide effect that lasts for specified time (permanent, expires in 3 encounters, expires </text:p>
        </text:list-item>
        <text:list-item>
          <text:p text:style-name="P198">States have a duration / expiration property that dictates how long it is in effect for, e.g.</text:p>
          <text:list>
            <text:list-item>
              <text:p text:style-name="P198">Permanent</text:p>
            </text:list-item>
            <text:list-item>
              <text:p text:style-name="P198">Expires after 3 encounters</text:p>
            </text:list-item>
            <text:list-item>
              <text:p text:style-name="P198">Expires at the start of the next act</text:p>
            </text:list-item>
            <text:list-item>
              <text:p text:style-name="P198">Expires when a character dies</text:p>
            </text:list-item>
            <text:list-item>
              <text:p text:style-name="P198">Instant (gain 300 gold, all characters level up, etc)</text:p>
            </text:list-item>
          </text:list>
        </text:list-item>
      </text:list>
      <text:list xml:id="list1056383343135497236" text:style-name="L236">
        <text:list-item>
          <text:p text:style-name="P199">State Ideas</text:p>
          <text:list>
            <text:list-item>
              <text:p text:style-name="P199">Stat increases (+ 1 wisdom, initiative, strength, dexterity, mobility, etc)</text:p>
            </text:list-item>
            <text:list-item>
              <text:p text:style-name="P199">Block does not expire on activation end</text:p>
            </text:list-item>
            <text:list-item>
              <text:p text:style-name="P199">All gold income is doubled</text:p>
            </text:list-item>
            <text:list-item>
              <text:p text:style-name="P199">All characters start combat with +1 energy and +1 max AP</text:p>
            </text:list-item>
            <text:list-item>
              <text:p text:style-name="P199">Dead characters start combat with 1hp</text:p>
            </text:list-item>
            <text:list-item>
              <text:p text:style-name="P199"><text:soft-page-break/>Resting at camp site restores 100% hp</text:p>
            </text:list-item>
            <text:list-item>
              <text:p text:style-name="P199">You can remove states at rest sites</text:p>
            </text:list-item>
            <text:list-item>
              <text:p text:style-name="P199">When choosing an encounter, you may pick any from the next column</text:p>
            </text:list-item>
            <text:list-item>
              <text:p text:style-name="P199">Characters that end their activation without block gain +3 block</text:p>
            </text:list-item>
            <text:list-item>
              <text:p text:style-name="P199">Combat events drop an additional item reward</text:p>
            </text:list-item>
          </text:list>
        </text:list-item>
      </text:list>
      <text:p text:style-name="P2"/>
      <text:p text:style-name="P2">Curse Ideas</text:p>
      <text:list xml:id="list431037260630915884" text:style-name="L237">
        <text:list-item>
          <text:p text:style-name="P200">Fatigue: Your characters have -1 energy and initiative</text:p>
        </text:list-item>
        <text:list-item>
          <text:p text:style-name="P200">Shaken: Your characters have -1 strength and wisdom</text:p>
        </text:list-item>
        <text:list-item>
          <text:p text:style-name="P200">Disease: Your characters start combat with 1 poison</text:p>
        </text:list-item>
        <text:list-item>
          <text:p text:style-name="P200">Careless: Your characters cannot gain block</text:p>
        </text:list-item>
        <text:list-item>
          <text:p text:style-name="P200">Fear: You characters start combat with 2 exhausted and exposed</text:p>
        </text:list-item>
        <text:list-item>
          <text:p text:style-name="P200">Recklessness: Your characters cannot use 'skill' abilities</text:p>
        </text:list-item>
        <text:list-item>
          <text:p text:style-name="P200">Confusion: 50% for characters to become stunned on combat start</text:p>
        </text:list-item>
        <text:list-item>
          <text:p text:style-name="P200">Greed: You cannot gain gold</text:p>
        </text:list-item>
        <text:list-item>
          <text:p text:style-name="P200">Shame:</text:p>
        </text:list-item>
        <text:list-item>
          <text:p text:style-name="P200">Doubt: Your characters start combat with 'Pinned'</text:p>
        </text:list-item>
        <text:list-item>
          <text:p text:style-name="P200">Hemmoraging: Your characters cannot heal</text:p>
        </text:list-item>
        <text:list-item>
          <text:p text:style-name="P200">Wanted: You cannot spend money in shops (last til end of chapter)</text:p>
        </text:list-item>
      </text:list>
      <text:p text:style-name="P2">Temporary Blessing Ideas</text:p>
      <text:list xml:id="list2695770396853028357" text:style-name="L238">
        <text:list-item>
          <text:p text:style-name="P201">Courage: Your characters have +1 strength, wisdom, energy, initative and dexterity</text:p>
        </text:list-item>
        <text:list-item>
          <text:p text:style-name="P201">Armor Repairs: Block does not expire on activation end (3 encounters)</text:p>
        </text:list-item>
        <text:list-item>
          <text:p text:style-name="P201">Well Rested: +1 energy and initiative (3 encounters)</text:p>
        </text:list-item>
        <text:list-item>
          <text:p text:style-name="P201">Well Fed: +1 mobility and dexterity (3 encounters)</text:p>
        </text:list-item>
        <text:list-item>
          <text:p text:style-name="P201">Well Trained +1 Strength and Wisdom (3 encounters)</text:p>
        </text:list-item>
        <text:list-item>
          <text:p text:style-name="P201">Double all gold income (5 encounters)</text:p>
        </text:list-item>
        <text:list-item>
          <text:p text:style-name="P201">Vaccinated: Immune to poison. Start combat with +1 rune (5 encounters)</text:p>
        </text:list-item>
        <text:list-item>
          <text:p text:style-name="P201">Foresight/Scouting: When choosing an encounter, you may pick any from the next column (3 encounters)</text:p>
        </text:list-item>
      </text:list>
      <text:p text:style-name="P2"><text:soft-page-break/>States similar to Artifacts</text:p>
      <text:list xml:id="list6306572255426510287" text:style-name="L239">
        <text:list-item>
          <text:p text:style-name="P202">Second Wind: Characters below 50% hp start combat with +2 strength and wisdom</text:p>
        </text:list-item>
        <text:list-item>
          <text:p text:style-name="P202">Cannibalistic: Characters heal +5hp at the end of combat</text:p>
        </text:list-item>
      </text:list>
      <text:p text:style-name="P2"/>
      <text:p text:style-name="P2"/>
      <text:p text:style-name="P2">Final Artifacts List</text:p>
      <text:list xml:id="list3306254355535077042" text:style-name="L240">
        <text:list-item>
          <text:list>
            <text:list-item>
              <text:p text:style-name="P203">All gold gains are increased by 50% DONE</text:p>
            </text:list-item>
            <text:list-item>
              <text:p text:style-name="P203">Old Coin: On pick up, gain 200 gold DONE</text:p>
            </text:list-item>
            <text:list-item>
              <text:p text:style-name="P203">On pick up, all characters immediately gain 1 level DONE</text:p>
            </text:list-item>
            <text:list-item>
              <text:p text:style-name="P203">On pickup, increase the max HP of all characters by 20 DONE</text:p>
            </text:list-item>
            <text:list-item>
              <text:p text:style-name="P203">All characters start each combat with 6 block DONE</text:p>
            </text:list-item>
            <text:list-item>
              <text:p text:style-name="P203">Enemies in elite encounters start combat at 75% Hp. DONE</text:p>
            </text:list-item>
            <text:list-item>
              <text:p text:style-name="P203">Your characters lose 5 block instead of all block on activation start DONE</text:p>
            </text:list-item>
            <text:list-item>
              <text:p text:style-name="P203">Resting at a camp site restores 100% hp DONE</text:p>
            </text:list-item>
            <text:list-item>
              <text:p text:style-name="P203">Training at a rest site now grants +2 levels DONE</text:p>
            </text:list-item>
            <text:list-item>
              <text:p text:style-name="P203">Your characters are immune to free strikes DONE</text:p>
            </text:list-item>
            <text:list-item>
              <text:p text:style-name="P203">Characters that start combat with 50% or less hp gain +3 strength. DONE</text:p>
            </text:list-item>
            <text:list-item>
              <text:p text:style-name="P203">Your characters start combat at maximum AP. DONE</text:p>
            </text:list-item>
            <text:list-item>
              <text:p text:style-name="P203">Your characters have +2 max AP. DONE</text:p>
            </text:list-item>
            <text:list-item>
              <text:p text:style-name="P203">All character have +1</text:p>
              <text:list>
                <text:list-item>
                  <text:p text:style-name="P203">strength DONE</text:p>
                </text:list-item>
                <text:list-item>
                  <text:p text:style-name="P203">wisdom DONE</text:p>
                </text:list-item>
                <text:list-item>
                  <text:p text:style-name="P203">dexterity DONE</text:p>
                </text:list-item>
                <text:list-item>
                  <text:p text:style-name="P203">initative DONE</text:p>
                </text:list-item>
                <text:list-item>
                  <text:p text:style-name="P203">energy DONE</text:p>
                </text:list-item>
                <text:list-item>
                  <text:p text:style-name="P203">mobility DONE</text:p>
                </text:list-item>
              </text:list>
            </text:list-item>
          </text:list>
        </text:list-item>
      </text:list>
      <text:p text:style-name="P2"/>
      <text:list xml:id="list32572986" text:continue-numbering="true" text:style-name="L240">
        <text:list-item>
          <text:p text:style-name="P203">Artifact Ideas</text:p>
          <text:list>
            <text:list-item>
              <text:p text:style-name="P203">You characters are immune to free strikes</text:p>
            </text:list-item>
            <text:list-item>
              <text:p text:style-name="P203"><text:soft-page-break/>Characters that end their activation without block gain +3 block</text:p>
            </text:list-item>
            <text:list-item>
              <text:p text:style-name="P203">All gold gains are increased by 50%</text:p>
            </text:list-item>
            <text:list-item>
              <text:p text:style-name="P203">On pick up, gain 300 gold</text:p>
            </text:list-item>
            <text:list-item>
              <text:p text:style-name="P203">All characters immediately gain 1 level</text:p>
            </text:list-item>
            <text:list-item>
              <text:p text:style-name="P203">All xp gains are increased by 50%</text:p>
            </text:list-item>
            <text:list-item>
              <text:p text:style-name="P203">Your characters gain +1 mobility during the first turn of combat</text:p>
            </text:list-item>
            <text:list-item>
              <text:p text:style-name="P203">The drop chance of rare items is tripled.</text:p>
            </text:list-item>
            <text:list-item>
              <text:p text:style-name="P203">All characters start combat with +1 energy and +1 max AP</text:p>
            </text:list-item>
            <text:list-item>
              <text:p text:style-name="P203">All characters start combat with +1 strength</text:p>
            </text:list-item>
            <text:list-item>
              <text:p text:style-name="P203">All characters start combat with +1 dexterity</text:p>
            </text:list-item>
            <text:list-item>
              <text:p text:style-name="P203">If a character ends it turn with max AP, it gains +2 strength</text:p>
            </text:list-item>
            <text:list-item>
              <text:p text:style-name="P203">All characters start each combat with 6 block</text:p>
            </text:list-item>
            <text:list-item>
              <text:p text:style-name="P203">At the the start of combat, dead characters are revived at 1hp.</text:p>
            </text:list-item>
            <text:list-item>
              <text:p text:style-name="P203">At the start of combat, all characters gain +2 AP</text:p>
            </text:list-item>
            <text:list-item>
              <text:p text:style-name="P203">Enemies in elite encounters start combat at 75% Hp.</text:p>
            </text:list-item>
            <text:list-item>
              <text:p text:style-name="P203">Resting at a camp site now restores 50% hp</text:p>
            </text:list-item>
            <text:list-item>
              <text:p text:style-name="P203">On pickup, increase the max HP of all characters by 15</text:p>
            </text:list-item>
            <text:list-item>
              <text:p text:style-name="P203">If a character is at 100% HP, it starts combat with +1 energy</text:p>
            </text:list-item>
            <text:list-item>
              <text:p text:style-name="P203">Characters that end their turn on a grass tile gain +5 block</text:p>
            </text:list-item>
            <text:list-item>
              <text:p text:style-name="P203">Characters that end their turn on a grass tile gain +1 strength</text:p>
            </text:list-item>
            <text:list-item>
              <text:p text:style-name="P203">Training at a rest site now grants +2 levels</text:p>
            </text:list-item>
            <text:list-item>
              <text:p text:style-name="P203">You can remove curses at rest sites</text:p>
            </text:list-item>
            <text:list-item>
              <text:p text:style-name="P203">combat events drop an additional item reward</text:p>
            </text:list-item>
            <text:list-item>
              <text:p text:style-name="P203">when adding items to your inventory, you may gain +10 gold instead</text:p>
            </text:list-item>
            <text:list-item>
              <text:p text:style-name="P203">you can now dig for artifacts at camp sites</text:p>
            </text:list-item>
            <text:list-item>
              <text:p text:style-name="P203">block no longer expires at the start of turn</text:p>
            </text:list-item>
            <text:list-item>
              <text:p text:style-name="P203">you may ignore paths when choosing an encounter to travel to </text:p>
            </text:list-item>
          </text:list>
        </text:list-item>
      </text:list>
      <text:p text:style-name="P2">New Artifact Ideas</text:p>
      <text:list xml:id="list8650188911962606893" text:style-name="L241">
        <text:list-item>
          <text:p text:style-name="P204">Your characters gain +1 initiative on the first turn</text:p>
        </text:list-item>
        <text:list-item>
          <text:p text:style-name="P204"><text:soft-page-break/>While a character has less then 50% life, it has +3 strength and wisdom</text:p>
        </text:list-item>
        <text:list-item>
          <text:p text:style-name="P204">Elite enemies start combat with 20% less life</text:p>
        </text:list-item>
      </text:list>
      <text:p text:style-name="P2"/>
      <text:p text:style-name="P4">Story Event Code Ideas</text:p>
      <text:p text:style-name="P2">New Scripts</text:p>
      <text:list xml:id="list3673142895076857452" text:style-name="L242">
        <text:list-item>
          <text:p text:style-name="P205">StoryEventManager</text:p>
          <text:list>
            <text:list-item>
              <text:p text:style-name="P205">GetRandomViableStoryEvent</text:p>
            </text:list-item>
            <text:list-item>
              <text:p text:style-name="P205">BuildStoryEventWindow(StoryEventDataSO storyEvent)</text:p>
              <text:list>
                <text:list-item>
                  <text:p text:style-name="P205">Sets up all the UI/Buttons/Text on the event UI screen</text:p>
                </text:list-item>
              </text:list>
            </text:list-item>
          </text:list>
        </text:list-item>
        <text:list-item>
          <text:p text:style-name="P205">StoryEventDataSO</text:p>
          <text:list>
            <text:list-item>
              <text:p text:style-name="P205">EventName</text:p>
            </text:list-item>
            <text:list-item>
              <text:p text:style-name="P205">EventSpriteOne</text:p>
            </text:list-item>
            <text:list-item>
              <text:p text:style-name="P205">EventSpriteTwo</text:p>
            </text:list-item>
            <text:list-item>
              <text:p text:style-name="P205">EventButtonOneName</text:p>
              <text:list>
                <text:list-item>
                  <text:p text:style-name="P205">EventButtonOneDescription</text:p>
                </text:list-item>
              </text:list>
            </text:list-item>
            <text:list-item>
              <text:p text:style-name="P205">EventButtonTwoName</text:p>
              <text:list>
                <text:list-item>
                  <text:p text:style-name="P205">EventButtonTwoDescription</text:p>
                </text:list-item>
              </text:list>
            </text:list-item>
            <text:list-item>
              <text:p text:style-name="P205">EventButtonThreeName</text:p>
              <text:list>
                <text:list-item>
                  <text:p text:style-name="P205">EventButtonThreeDescription</text:p>
                </text:list-item>
              </text:list>
            </text:list-item>
          </text:list>
        </text:list-item>
        <text:list-item>
          <text:p text:style-name="P205">StoryEventLibrary</text:p>
          <text:list>
            <text:list-item>
              <text:p text:style-name="P205">List &lt;StoryDataSO&gt; allStoryEvents</text:p>
            </text:list-item>
          </text:list>
        </text:list-item>
      </text:list>
      <text:p text:style-name="P2">New GO's</text:p>
      <text:list xml:id="list6863851525844799868" text:style-name="L243">
        <text:list-item>
          <text:p text:style-name="P206">StoryEventScreen</text:p>
        </text:list-item>
        <text:list-item>
          <text:p text:style-name="P206">StoryEventButton</text:p>
        </text:list-item>
      </text:list>
      <text:p text:style-name="P2">Basic UI ideas</text:p>
      <text:list xml:id="list6720779636250192638" text:style-name="L244">
        <text:list-item>
          <text:p text:style-name="P207">One canvas that handles all story events</text:p>
          <text:list>
            <text:list-item>
              <text:p text:style-name="P207">Large text panel for where the description goes</text:p>
            </text:list-item>
            <text:list-item>
              <text:p text:style-name="P207">Image Panel for the image behind the event goes</text:p>
            </text:list-item>
            <text:list-item>
              <text:p text:style-name="P207">Continue button that enables after player has made choice. Clicking closes the event window <text:soft-page-break/>and opens the world map</text:p>
            </text:list-item>
            <text:list-item>
              <text:p text:style-name="P207">Buttons panel for options buttons</text:p>
              <text:list>
                <text:list-item>
                  <text:p text:style-name="P207">horizontal view lay out group component</text:p>
                </text:list-item>
                <text:list-item>
                  <text:p text:style-name="P207">Button</text:p>
                  <text:list>
                    <text:list-item>
                      <text:p text:style-name="P207">button has text on it that describes the action (e.g. Fight Mork, Walk the long way around, etc)</text:p>
                    </text:list-item>
                    <text:list-item>
                      <text:p text:style-name="P207">button has a description panel below it that describes the consequences of the action (e.g. Gain State: Tired, Start a new combat event with mork, Lose all gold)</text:p>
                    </text:list-item>
                  </text:list>
                </text:list-item>
              </text:list>
            </text:list-item>
          </text:list>
        </text:list-item>
      </text:list>
      <text:list xml:id="list2849107294412804813" text:style-name="L245">
        <text:list-item>
          <text:p text:style-name="P208">when a choice is made, sometimes the description text is replaced with new text describing the consequence of the action related to the story.</text:p>
          <text:list>
            <text:list-item>
              <text:p text:style-name="P208">(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4769423880763741502" text:style-name="L246">
        <text:list-item>
          <text:p text:style-name="P209">Create Talent trees</text:p>
        </text:list-item>
        <text:list-item>
          <text:p text:style-name="P209">Create character presets</text:p>
        </text:list-item>
        <text:list-item>
          <text:p text:style-name="P209">Create new enemies</text:p>
        </text:list-item>
        <text:list-item>
          <text:p text:style-name="P209">Create Spell Book Systems</text:p>
        </text:list-item>
        <text:list-item>
          <text:p text:style-name="P209">Create Consumables Systems</text:p>
        </text:list-item>
        <text:list-item>
          <text:p text:style-name="P209">Update Shop features</text:p>
        </text:list-item>
        <text:list-item>
          <text:p text:style-name="P209">Implement new passive traits, update old passive traits</text:p>
        </text:list-item>
        <text:list-item>
          <text:p text:style-name="P209">Implement new abilities, update older abilities</text:p>
        </text:list-item>
        <text:list-item>
          <text:p text:style-name="P209">Implement new items and item systems</text:p>
        </text:list-item>
        <text:list-item>
          <text:p text:style-name="P209">Rework Character Data panel</text:p>
        </text:list-item>
        <text:list-item>
          <text:p text:style-name="P209">Rework Inventory (holds items and spell books)</text:p>
        </text:list-item>
        <text:list-item>
          <text:p text:style-name="P209"><text:soft-page-break/>Implement Kings Blessing Game Start Event</text:p>
        </text:list-item>
        <text:list-item>
          <text:p text:style-name="P209">Implement universal 'Human Defender' model + animations</text:p>
        </text:list-item>
        <text:list-item>
          <text:p text:style-name="P209">Implement character builder system in menu</text:p>
        </text:list-item>
        <text:list-item>
          <text:p text:style-name="P209">Implement new states and state systems, update older systems and views</text:p>
        </text:list-item>
        <text:list-item>
          <text:p text:style-name="P209">Implement boss defeated event, start next act/chapter logic</text:p>
        </text:list-item>
        <text:list-item>
          <text:p text:style-name="P209">Rework Shop UI, Elements Views and Scripts</text:p>
        </text:list-item>
        <text:list-item>
          <text:p text:style-name="P209">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8181679629277357829" text:style-name="L247">
        <text:list-item>
          <text:p text:style-name="P242">Design Notes / Sprint Overview</text:p>
        </text:list-item>
      </text:list>
      <text:list xml:id="list6679451232626273814" text:style-name="L248">
        <text:list-item>
          <text:p text:style-name="P210">Design Different tabs / views</text:p>
          <text:list>
            <text:list-item>
              <text:p text:style-name="P210">Character Panel takes up 3/4ths space, inventory takes <text:s/>1/4<text:span text:style-name="T1">th</text:span></text:p>
            </text:list-item>
            <text:list-item>
              <text:p text:style-name="P210">Character roster no longer has front page. Player instead cycles through character with a left and right button (or character image buttons)</text:p>
            </text:list-item>
            <text:list-item>
              <text:p text:style-name="P210">Front Page (Character Data) Elements</text:p>
              <text:list>
                <text:list-item>
                  <text:p text:style-name="P210">Attributes Page/Tab Elements</text:p>
                  <text:list>
                    <text:list-item>
                      <text:p text:style-name="P210">Primary Stats (Stamina, Strength, Wisdom, Dexterity, Mobility)</text:p>
                    </text:list-item>
                    <text:list-item>
                      <text:p text:style-name="P210"><text:soft-page-break/>Secondary Stats (Initiative, Parry, Dodge, Critical, XP)</text:p>
                    </text:list-item>
                    <text:list-item>
                      <text:p text:style-name="P210">Resistances</text:p>
                    </text:list-item>
                    <text:list-item>
                      <text:p text:style-name="P210">Character Image</text:p>
                    </text:list-item>
                    <text:list-item>
                      <text:p text:style-name="P210">Character Items/Equiptment</text:p>
                    </text:list-item>
                    <text:list-item>
                      <text:p text:style-name="P210">Inventory Master view</text:p>
                    </text:list-item>
                  </text:list>
                </text:list-item>
              </text:list>
            </text:list-item>
            <text:list-item>
              <text:p text:style-name="P210">Talents Page</text:p>
              <text:list>
                <text:list-item>
                  <text:p text:style-name="P210">Secondary Attributes takes the place of master inventory page</text:p>
                </text:list-item>
                <text:list-item>
                  <text:p text:style-name="P210">Talent tree page takes the place of character attributes/image page</text:p>
                </text:list-item>
                <text:list-item>
                  <text:p text:style-name="P210">Talent Tree Page Elements</text:p>
                  <text:list>
                    <text:list-item>
                      <text:p text:style-name="P210">Buttons/Tabs for each Secondary Attribute</text:p>
                    </text:list-item>
                    <text:list-item>
                      <text:p text:style-name="P210">talent tree page</text:p>
                      <text:list>
                        <text:list-item>
                          <text:p text:style-name="P210">back ground image</text:p>
                        </text:list-item>
                        <text:list-item>
                          <text:p text:style-name="P210">buttons for abilities/passives</text:p>
                        </text:list-item>
                      </text:list>
                    </text:list-item>
                  </text:list>
                </text:list-item>
              </text:list>
            </text:list-item>
          </text:list>
        </text:list-item>
      </text:list>
      <text:list xml:id="list1958785371615768372" text:style-name="L249">
        <text:list-item>
          <text:p text:style-name="P211">New Master Inventory View</text:p>
          <text:list>
            <text:list-item>
              <text:p text:style-name="P211">new inventory script and views</text:p>
            </text:list-item>
            <text:list-item>
              <text:p text:style-name="P211">new Item in inventory class and gameobject</text:p>
            </text:list-item>
            <text:list-item>
              <text:p text:style-name="P211"/>
            </text:list-item>
          </text:list>
        </text:list-item>
      </text:list>
      <text:list xml:id="list3853899945750704060" text:style-name="L250">
        <text:list-item>
          <text:p text:style-name="P243">Sprint To Do</text:p>
          <text:list>
            <text:list-item>
              <text:p text:style-name="P243">REDESIGN ASSASINATION TALENT TREE</text:p>
            </text:list-item>
            <text:list-item>
              <text:p text:style-name="P212">Views</text:p>
              <text:list>
                <text:list-item>
                  <text:p text:style-name="P212">Create Attributes Page </text:p>
                </text:list-item>
                <text:list-item>
                  <text:p text:style-name="P212">Create Talent Tree Page</text:p>
                </text:list-item>
                <text:list-item>
                  <text:p text:style-name="P212">Prefab this new character data panel object</text:p>
                </text:list-item>
                <text:list-item>
                  <text:p text:style-name="P212">Player can cycle through characters by clicking character left or right buttons</text:p>
                </text:list-item>
                <text:list-item>
                  <text:p text:style-name="P212">player can alternate between character</text:p>
                </text:list-item>
                <text:list-item>
                  <text:p text:style-name="P212">Old inventory</text:p>
                  <text:list>
                    <text:list-item>
                      <text:p text:style-name="P212">create new inventory view and prefab</text:p>
                    </text:list-item>
                    <text:list-item>
                      <text:p text:style-name="P212">comment out relevant code</text:p>
                    </text:list-item>
                    <text:list-item>
                      <text:p text:style-name="P212">remove inventory button from top bar</text:p>
                    </text:list-item>
                  </text:list>
                </text:list-item>
              </text:list>
            </text:list-item>
          </text:list>
        </text:list-item>
      </text:list>
      <text:p text:style-name="P2"><text:soft-page-break/></text:p>
      <text:p text:style-name="P2">Sprint ??: Talent and Talent trees</text:p>
      <text:list xml:id="list8003746804418344867" text:style-name="L251">
        <text:list-item>
          <text:p text:style-name="P213">Create new talent button prefabs</text:p>
        </text:list-item>
        <text:list-item>
          <text:p text:style-name="P213">Create new talent master page prefab (if not already done)</text:p>
        </text:list-item>
        <text:list-item>
          <text:p text:style-name="P213">Rework old scripts: Talent and TalentTree</text:p>
        </text:list-item>
        <text:list-item>
          <text:p text:style-name="P213">Acceptance Criteria</text:p>
          <text:list>
            <text:list-item>
              <text:p text:style-name="P213">If a character has a point spent in </text:p>
            </text:list-item>
          </text:list>
        </text:list-item>
      </text:list>
      <text:p text:style-name="P2"/>
      <text:p text:style-name="P2">Sprint ??: Main Menu / Team Builder rework</text:p>
      <text:list xml:id="list3996438560995175724" text:style-name="L252">
        <text:list-item>
          <text:p text:style-name="P214">Find / Create background animations or image for main menu</text:p>
        </text:list-item>
        <text:list-item>
          <text:p text:style-name="P214">Rework all buttons and ui elements</text:p>
        </text:list-item>
        <text:list-item>
          <text:p text:style-name="P214">Team building page</text:p>
          <text:list>
            <text:list-item>
              <text:p text:style-name="P214">redesign all views</text:p>
            </text:list-item>
            <text:list-item>
              <text:p text:style-name="P214">implement all character presets</text:p>
            </text:list-item>
          </text:list>
        </text:list-item>
      </text:list>
      <text:list xml:id="list7203989190945010238" text:style-name="L253">
        <text:list-item>
          <text:p text:style-name="P215">Team page overview</text:p>
          <text:list>
            <text:list-item>
              <text:p text:style-name="P215">every character starts as random as default</text:p>
            </text:list-item>
            <text:list-item>
              <text:p text:style-name="P215">the first character is selected by default</text:p>
            </text:list-item>
            <text:list-item>
              <text:p text:style-name="P215">each character is clickable: this is how they are selected to make changes</text:p>
            </text:list-item>
            <text:list-item>
              <text:p text:style-name="P215">data that needs to be shown for each preset</text:p>
              <text:list>
                <text:list-item>
                  <text:p text:style-name="P215">preset class name</text:p>
                </text:list-item>
                <text:list-item>
                  <text:p text:style-name="P215">abilities / passives bar</text:p>
                </text:list-item>
                <text:list-item>
                  <text:p text:style-name="P215">secondary attribute assignments</text:p>
                </text:list-item>
                <text:list-item>
                  <text:p text:style-name="P215">maybe starting weapon / weapons</text:p>
                </text:list-item>
                <text:list-item>
                  <text:p text:style-name="P215">preset description</text:p>
                </text:list-item>
              </text:list>
            </text:list-item>
          </text:list>
        </text:list-item>
      </text:list>
      <text:list xml:id="list46463450115091587" text:style-name="L254">
        <text:list-item>
          <text:p text:style-name="P216">Update scenechangedatastorage script, or replace it</text:p>
          <text:list>
            <text:list-item>
              <text:p text:style-name="P216">dataStorage no longer uses strings as classes to build character datas from. It will instead use characterTemplate objects</text:p>
            </text:list-item>
          </text:list>
        </text:list-item>
        <text:list-item>
          <text:p text:style-name="P216">Create script: characterTemplate</text:p>
          <text:list>
            <text:list-item>
              <text:p text:style-name="P216">this is where the data about a characters preset is stored (their abilities, talents, weapons etc)</text:p>
            </text:list-item>
            <text:list-item>
              <text:p text:style-name="P216"><text:soft-page-break/>in future, the character builder feature will create characterTemplate objects and save them</text:p>
            </text:list-item>
            <text:list-item>
              <text:p text:style-name="P216">character template</text:p>
            </text:list-item>
          </text:list>
        </text:list-item>
      </text:list>
      <text:p text:style-name="P2"/>
      <text:p text:style-name="P2"/>
      <text:p text:style-name="P2">Melee ability process</text:p>
      <text:list xml:id="list952458636363621484" text:style-name="L255">
        <text:list-item>
          <text:p text:style-name="P217">Calculate base damage (weapon base damage, + strenght and other flat bonuses)</text:p>
        </text:list-item>
        <text:list-item>
          <text:p text:style-name="P217">get base damage modifier percentage from ability</text:p>
        </text:list-item>
        <text:list-item>
          <text:p text:style-name="P217">apply ability base damage modifier here</text:p>
        </text:list-item>
        <text:list-item>
          <text:p text:style-name="P217">calculate damageType (get type from weapon, passive traits, etc)</text:p>
        </text:list-item>
        <text:list-item>
          <text:p text:style-name="P217">roll for dodge</text:p>
        </text:list-item>
        <text:list-item>
          <text:p text:style-name="P217">roll for crit </text:p>
        </text:list-item>
        <text:list-item>
          <text:p text:style-name="P217">calculate and adjust damage value here from things like critical, back strike bonus, weakened, bonus fire damage, vulnerable, etc)</text:p>
        </text:list-item>
        <text:list-item>
          <text:p text:style-name="P217">calculate percentage modifers from target resistances</text:p>
        </text:list-item>
        <text:list-item>
          <text:p text:style-name="P217">apply resistance percentage modifiers here</text:p>
        </text:list-item>
        <text:list-item>
          <text:p text:style-name="P217">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6T12:35:40.45</dc:date>
    <dc:creator>will black</dc:creator>
    <meta:editing-duration>P32DT13H16M59S</meta:editing-duration>
    <meta:editing-cycles>846</meta:editing-cycles>
    <meta:generator>OpenOffice/4.1.6$Win32 OpenOffice.org_project/416m1$Build-9790</meta:generator>
    <meta:document-statistic meta:table-count="0" meta:image-count="0" meta:object-count="0" meta:page-count="72" meta:paragraph-count="1891" meta:word-count="14249" meta:character-count="81234"/>
  </office:meta>
</office:document-meta>
</file>